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0pt" fo:language="ru" fo:country="RU" style:font-size-asian="10pt" style:font-size-complex="10pt"/>
    </style:style>
    <style:style style:name="P2" style:family="paragraph" style:parent-style-name="Standard">
      <style:text-properties style:font-name="Verdana" fo:font-size="10pt" fo:language="en" fo:country="US" style:font-size-asian="10pt" style:font-size-complex="10pt"/>
    </style:style>
    <style:style style:name="P3" style:family="paragraph" style:parent-style-name="Standard">
      <style:paragraph-properties fo:break-before="page"/>
      <style:text-properties style:font-name="Verdana" fo:font-size="10pt" fo:language="ru" fo:country="RU" style:font-size-asian="10pt" style:font-size-complex="10pt"/>
    </style:style>
    <style:style style:name="P4" style:family="paragraph" style:parent-style-name="Standard">
      <style:text-properties style:font-name="Verdana" fo:font-size="10pt" fo:language="ru" fo:country="RU" style:font-size-asian="10pt" style:font-size-complex="10pt"/>
    </style:style>
    <style:style style:name="T1" style:family="text">
      <style:text-properties fo:language="en" fo:country="US"/>
    </style:style>
    <style:style style:name="T2"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Development - C++ wizardry.</text:p>
      <text:p text:style-name="P1"/>
      <text:p text:style-name="P1">Концепции создания кода.</text:p>
      <text:p text:style-name="P1"/>
      <text:p text:style-name="P1">Правила не являются «завершенными». Они лишь отражают текущее представление о процессе разработки ПО — с учетом имеющегося опыта. С течением времени многие из них могут (а некторые — будут) дополнятся, изменяться, заменяться.</text:p>
      <text:p text:style-name="P1"/>
      <text:p text:style-name="P1">С++ имеет множество потенциалов: гибкость, скорость <text:span text:style-name="T1">[</text:span>дополнить<text:span text:style-name="T1">].</text:span></text:p>
      <text:p text:style-name="P1"/>
      <text:p text:style-name="P1">Цель создания правил — сделать использовние <text:span text:style-name="T1">C++ </text:span>удобным, безопасным и предсказуемым для создания сложных проектов. Использутся концепции и подходы из других языков, обобщенные (не зависящие от языка), из других предметных областей.</text:p>
      <text:p text:style-name="P1"/>
      <text:p text:style-name="P1">На момент создания данного текста фреймворк находится в «разобранном» состоянии. «Собирая» его, я и начинаю описывать правила и концепции использования подходов к программированию для создания программных продуктов сложных по сути, но простых для модификации, расширения и эволюции.</text:p>
      <text:p text:style-name="P1"/>
      <text:p text:style-name="P1">Фреймворк служит тому же, чему и правила, использованные при его создании (см. выше).</text:p>
      <text:p text:style-name="P1">Он состоит из нескольких частей и уровней.</text:p>
      <text:p text:style-name="P1"/>
      <text:p text:style-name="P1">Основных уровней два — низкий и высокий. Их можно легко различить по использованию в первом мемори-поинтеров <text:span text:style-name="T1">[</text:span>дополнить<text:span text:style-name="T1">]</text:span>, а во втором — смарт-поинтеров [дополнить]. <text:span text:style-name="T1">{</text:span>Дополнить предполагается упоминанием сопутствующих концепций<text:span text:style-name="T1">}</text:span></text:p>
      <text:p text:style-name="P2"/>
      <text:p text:style-name="P1">Частей <text:span text:style-name="T1">[</text:span>дополнить<text:span text:style-name="T1">] —</text:span> <text:span text:style-name="T1">memory-management support, type support, container support, multi-threading support, operating-system support </text:span>[дополнить].</text:p>
      <text:p text:style-name="P3">Правила.</text:p>
      <text:p text:style-name="P1"/>
      <text:p text:style-name="P1">Правило номер 0. Процесс.</text:p>
      <text:p text:style-name="P1">Только разработка через тестирование (<text:span text:style-name="T1">Test-Driven Development). </text:span>Точка.</text:p>
      <text:p text:style-name="P1"/>
      <text:p text:style-name="P1">Правило номер 1. Создание и копирование.</text:p>
      <text:p text:style-name="P1">Только конструктор по-умолчанию и конструктор копии «открыты».</text:p>
      <text:p text:style-name="P1">Создание объектов происходит только через методы класса <text:span text:style-name="T1">“create”.</text:span></text:p>
      <text:p text:style-name="P1">Конструктор копии - <text:span text:style-name="T1">“move”.</text:span></text:p>
      <text:p text:style-name="P1">Оператор присваивания «закрыт» и неактивен. Копирование происходит методом <text:span text:style-name="T1">“create_clone”.</text:span></text:p>
      <text:p text:style-name="P2"/>
      <text:p text:style-name="P1">Правило номер 2. Указатели и память.</text:p>
      <text:p text:style-name="P1">Используется менеджмент памяти. Все выделение памяти происходит через аллокаторы. Никаких <text:span text:style-name="T1">”new” </text:span>и <text:span text:style-name="T1">“malloc”.</text:span></text:p>
      <text:p text:style-name="P1">Никаких указателей. Как следствие — отсутствие использования указателей в операторах сравнения.</text:p>
      <text:p text:style-name="P1">Все объекты на высоком уровне хранятся и передаются через смарт-поинтеры.</text:p>
      <text:p text:style-name="P1">На низком уровне используются мемори-поинтеры. Последние хранят указатели на аллокатор и выделенную память.</text:p>
      <text:p text:style-name="P1">См. правило номер 7.</text:p>
      <text:p text:style-name="P1">Предполагается добавить логирование.</text:p>
      <text:p text:style-name="P1"/>
      <text:p text:style-name="P1">Правило номер 3. Встроенные типы.</text:p>
      <text:p text:style-name="P1">Все встроенные типы данных «обернуты» в «оболочки» из классов.</text:p>
      <text:p text:style-name="P1">Это позволит избежать некотролирумых преобразований, использования численных типов в условиях [дополнить].</text:p>
      <text:p text:style-name="P1">Исключение составляет тип <text:span text:style-name="T1">Boolean. </text:span>Он имеет оператор <text:span text:style-name="T1">bool, </text:span>позволяющий использовать объекты данного типа в операторах.</text:p>
      <text:p text:style-name="P1"/>
      <text:p text:style-name="P1">Правило номер <text:span text:style-name="T1">4</text:span>. Строковый тип.</text:p>
      <text:p text:style-name="P1">Строковый класс — это особый тип. Он представляет собой нечто среднее между встроенным типом и высокоуровневым классом.</text:p>
      <text:p text:style-name="P1">Строки — константны.</text:p>
      <text:p text:style-name="P1"/>
      <text:p text:style-name="P1">Правило номер <text:span text:style-name="T1">5</text:span>. Параметры.</text:p>
      <text:p text:style-name="P1">Параметры любых типов, кроме встроенных, передаются по константной ссылке. Даже неконстантные смарт-поинтеры. Различие между концепциями константной и некостантной ссылок осуществляется через тип смарт-поинтера.</text:p>
      <text:p text:style-name="P1"/>
      <text:p text:style-name="P1">Правило номер <text:span text:style-name="T1">6</text:span>. Сравнение.</text:p>
      <text:p text:style-name="P1">Оператор сравнения «закрыт» и неактивен.</text:p>
      <text:p text:style-name="P1">Используются методы <text:span text:style-name="T1">is_equal, is_not_equal, is_same, is_not_same.</text:span></text:p>
      <text:p text:style-name="P1"><text:span text:style-name="T1">equal – </text:span>логическое равенство, объеты могут быть различными.</text:p>
      <text:p text:style-name="P2">same – <text:span text:style-name="T2">физическое равенство, объект один, два поинтера.</text:span></text:p>
      <text:p text:style-name="P1"/>
      <text:p text:style-name="P1">Правило номер 7. Аллокаторы.</text:p>
      <text:p text:style-name="P1">Только внешние аллокаторы.</text:p>
      <text:p text:style-name="P1">Есть три объекта, которым доступен аллокатор: объект, инициирующий его использование; объект, использующий аллокатор; мемори-поинтер.</text:p>
      <text:p text:style-name="P1">Владельцем является первый. Второй является разовым пользователем. Третий является разовым пользователем при удалении.</text:p>
      <text:p text:style-name="P1">Хранят указатели только первый и последний. Причем последний — хранит «слабый» указатель.</text:p>
      <text:p text:style-name="P1">Отсюда следует правило номер 8.</text:p>
      <text:p text:style-name="P1"><text:soft-page-break/></text:p>
      <text:p text:style-name="P1">Правило номер 8.</text:p>
      <text:p text:style-name="P1">Объекты, использующие аллокаторы, не изменяются извне их объекта владельца.</text:p>
      <text:p text:style-name="P1">Возьмем для примера список. Ему требуется аллокатор для создания новых узлов. Список не хранит аллокатор (см. правило номер 7). Аллокатор хранится в объекте, который хранит список и им манипулирует.</text:p>
      <text:p text:style-name="P1">Потому, добавление элемента в список осуществляется только самим объектом, хранящем список. Если список предоставляется для доступа извне, предоставляется он только для чтения и, возможно, удаления элементов. Для добавления элементов, если такая необходимость существует, используется метод <text:span text:style-name="T1">add_an_element </text:span>объекта-владельца.</text:p>
      <text:p text:style-name="P1">Разумеется, тот же метод используется и в самом объекте хранителе для добавления элементов список. Если не требуется добавление элементов извне, метод делается «закрыты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ugene Shaluhin</meta:initial-creator>
    <meta:creation-date>2014-09-13T17:34:01.27</meta:creation-date>
    <dc:date>2014-09-15T11:53:23.08</dc:date>
    <dc:creator>Eugene Shaluhin</dc:creator>
    <meta:editing-duration>PT1H8M32S</meta:editing-duration>
    <meta:editing-cycles>32</meta:editing-cycles>
    <meta:generator>OpenOffice/4.1.0$Win32 OpenOffice.org_project/410m18$Build-9764</meta:generator>
    <meta:document-statistic meta:table-count="0" meta:image-count="0" meta:object-count="0" meta:page-count="3" meta:paragraph-count="50" meta:word-count="558" meta:character-count="4402"/>
  </office:meta>
</office:document-meta>
</file>